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ot" svg:stroke-color="#000000" draw:fill="none" draw:fill-color="#ffffff" fo:min-height="0.637cm"/>
      <style:paragraph-properties style:writing-mode="lr-tb"/>
    </style:style>
    <style:style style:name="gr2" style:family="graphic" style:parent-style-name="standard">
      <style:graphic-properties draw:stroke="dash" draw:stroke-dash="Long_20_Dot" svg:stroke-color="#000000" draw:fill="none" draw:fill-color="#ffffff" draw:textarea-vertical-align="middle" fo:min-height="0.337cm"/>
      <style:paragraph-properties style:writing-mode="lr-tb"/>
    </style:style>
    <style:style style:name="gr3" style:family="graphic" style:parent-style-name="standard">
      <style:graphic-properties svg:stroke-color="#55215b" draw:fill-color="#6b5e9b" draw:textarea-horizontal-align="justify" draw:textarea-vertical-align="middle" draw:auto-grow-height="false" fo:min-height="0.032cm" fo:min-width="0cm"/>
      <style:paragraph-properties style:writing-mode="lr-tb"/>
    </style:style>
    <style:style style:name="gr4" style:family="graphic" style:parent-style-name="standard">
      <style:graphic-properties svg:stroke-color="#443205" draw:fill-color="#acb20c" draw:textarea-horizontal-align="justify" draw:textarea-vertical-align="middle" draw:auto-grow-height="false" fo:min-height="0cm" fo:min-width="0cm"/>
      <style:paragraph-properties style:writing-mode="lr-tb"/>
    </style:style>
    <style:style style:name="gr5" style:family="graphic" style:parent-style-name="objectwithoutfill">
      <style:graphic-properties draw:stroke="dash" draw:stroke-dash="Dot" svg:stroke-width="0.028cm" svg:stroke-color="#069a2e" draw:marker-start-width="0.242cm" draw:marker-end="" draw:marker-end-width="0.342cm" draw:fill="solid" draw:textarea-vertical-align="middle" fo:padding-top="0.139cm" fo:padding-bottom="0.139cm" fo:padding-left="0.264cm" fo:padding-right="0.264cm"/>
    </style:style>
    <style:style style:name="gr6" style:family="graphic" style:parent-style-name="objectwithoutfill">
      <style:graphic-properties svg:stroke-width="0.035cm" svg:stroke-color="#ea75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draw:fill="solid" draw:textarea-vertical-align="middl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 style:writing-mode="lr-tb"/>
      <style:text-properties fo:color="#808080" fo:font-size="9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666666" fo:font-size="8pt" style:font-size-asian="8pt" style:font-size-complex="8pt"/>
    </style:style>
    <style:style style:name="P5" style:family="paragraph"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-color="#6b5e9b"/>
      <style:paragraph-properties fo:text-align="center" style:writing-mode="lr-tb"/>
      <style:text-properties fo:font-size="8pt" style:font-size-asian="8pt" style:font-size-complex="8pt"/>
    </style:style>
    <style:style style:name="P7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loext:graphic-properties draw:fill-color="#acb20c"/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center"/>
      <style:text-properties fo:color="#e8a202" fo:font-weight="bold" style:font-weight-asian="bold" style:font-weight-complex="bold"/>
    </style:style>
    <style:style style:name="P11" style:family="paragraph">
      <loext:graphic-properties draw:fill="solid"/>
      <style:paragraph-properties fo:text-align="center"/>
      <style:text-properties fo:color="#e8a202" fo:font-weight="bold" style:font-weight-asian="bold" style:font-weight-complex="bold"/>
    </style:style>
    <style:style style:name="P12" style:family="paragraph">
      <style:paragraph-properties fo:text-align="center"/>
      <style:text-properties fo:color="#e8a202"/>
    </style:style>
    <style:style style:name="P13" style:family="paragraph">
      <loext:graphic-properties draw:fill="solid"/>
      <style:paragraph-properties fo:text-align="center"/>
      <style:text-properties fo:color="#e8a202"/>
    </style:style>
    <style:style style:name="T1" style:family="text">
      <style:text-properties fo:color="#808080" fo:font-size="8pt" style:font-size-asian="16pt" style:font-size-complex="16pt"/>
    </style:style>
    <style:style style:name="T2" style:family="text">
      <style:text-properties fo:color="#808080" fo:font-size="8pt" fo:font-weight="bold" style:font-size-asian="16pt" style:font-weight-asian="bold" style:font-size-complex="16pt" style:font-weight-complex="bold"/>
    </style:style>
    <style:style style:name="T3" style:family="text">
      <style:text-properties fo:color="#666666" fo:font-size="6pt" style:font-size-asian="6pt" style:font-size-complex="6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4pt" fo:font-weight="bold" style:font-size-asian="4pt" style:font-weight-asian="bold" style:font-size-complex="4pt" style:font-weight-complex="bold"/>
    </style:style>
    <style:style style:name="T6" style:family="text">
      <style:text-properties fo:color="#e8a202" fo:font-size="6pt" fo:font-weight="bold" style:font-size-asian="6pt" style:font-weight-asian="bold" style:font-size-complex="6pt" style:font-weight-complex="bold"/>
    </style:style>
    <style:style style:name="T7" style:family="text">
      <style:text-properties fo:color="#e8a202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2cm" svg:height="0.887cm" svg:x="9.9cm" svg:y="6.114cm">
          <draw:text-box>
            <text:p text:style-name="P1"><text:span text:style-name="T1">Equipo Rojo</text:span></text:p>
            <text:p text:style-name="P1"><text:span text:style-name="T2">Algorítmica</text:span></text:p>
          </draw:text-box>
        </draw:frame>
        <draw:frame draw:style-name="gr1" draw:text-style-name="P2" draw:layer="layout" svg:width="2.2cm" svg:height="0.887cm" svg:x="9.9cm" svg:y="6.114cm">
          <draw:text-box>
            <text:p text:style-name="P1"><text:span text:style-name="T1">Equipo Rojo</text:span></text:p>
            <text:p text:style-name="P1"><text:span text:style-name="T2">Algorítmica</text:span></text:p>
          </draw:text-box>
        </draw:frame>
        <draw:frame draw:style-name="gr1" draw:text-style-name="P2" draw:layer="layout" svg:width="2.2cm" svg:height="0.887cm" svg:x="9.9cm" svg:y="6.114cm">
          <draw:text-box>
            <text:p text:style-name="P1"><text:span text:style-name="T1">Equipo Rojo</text:span></text:p>
            <text:p text:style-name="P1"><text:span text:style-name="T2">Algorítmica</text:span></text:p>
          </draw:text-box>
        </draw:frame>
        <draw:frame draw:style-name="gr2" draw:text-style-name="P4" draw:layer="layout" svg:width="1.8cm" svg:height="0.587cm" svg:x="5cm" svg:y="0.1cm">
          <draw:text-box>
            <text:p text:style-name="P3"><text:span text:style-name="T3">Equipo Rojo</text:span></text:p>
          </draw:text-box>
        </draw:frame>
        <draw:custom-shape draw:style-name="gr3" draw:text-style-name="P6" draw:layer="layout" svg:width="0.398cm" svg:height="0.398cm" svg:x="0.4cm" svg:y="0.9cm">
          <text:p text:style-name="P5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397cm" svg:height="0.398cm" svg:x="0.969cm" svg:y="1.355cm">
          <text:p text:style-name="P5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398cm" svg:height="0.398cm" svg:x="0.401cm" svg:y="0.901cm">
          <text:p text:style-name="P5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398cm" svg:height="0.398cm" svg:x="2.276cm" svg:y="1.355cm">
          <text:p text:style-name="P5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398cm" svg:height="0.398cm" svg:x="2.845cm" svg:y="1.184cm">
          <text:p text:style-name="P5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4cm" svg:height="0.2cm" svg:x="0cm" svg:y="1cm">
          <text:p text:style-name="P7"><text:span text:style-name="T5">1º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0.398cm" svg:height="0.398cm" svg:x="0.401cm" svg:y="1.924cm">
          <text:p text:style-name="P5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398cm" svg:height="0.398cm" svg:x="0.969cm" svg:y="2.379cm">
          <text:p text:style-name="P5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398cm" svg:height="0.398cm" svg:x="0.401cm" svg:y="1.924cm">
          <text:p text:style-name="P5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398cm" svg:height="0.398cm" svg:x="2.277cm" svg:y="2.379cm">
          <text:p text:style-name="P5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398cm" svg:height="0.398cm" svg:x="2.845cm" svg:y="2.208cm">
          <text:p text:style-name="P5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398cm" svg:height="0.398cm" svg:x="0.401cm" svg:y="2.947cm">
          <text:p text:style-name="P5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398cm" svg:height="0.398cm" svg:x="0.969cm" svg:y="3.402cm">
          <text:p text:style-name="P5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398cm" svg:height="0.398cm" svg:x="0.401cm" svg:y="2.948cm">
          <text:p text:style-name="P5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398cm" svg:height="0.398cm" svg:x="2.277cm" svg:y="3.402cm">
          <text:p text:style-name="P5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398cm" svg:height="0.398cm" svg:x="2.845cm" svg:y="3.231cm">
          <text:p text:style-name="P5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9" draw:layer="layout" svg:x1="0.4cm" svg:y1="1.866cm" svg:x2="3.527cm" svg:y2="1.866cm">
          <text:p/>
        </draw:line>
        <draw:line draw:style-name="gr5" draw:text-style-name="P9" draw:layer="layout" svg:x1="0.4cm" svg:y1="2.89cm" svg:x2="3.527cm" svg:y2="2.89cm">
          <text:p/>
        </draw:line>
        <draw:line draw:style-name="gr5" draw:text-style-name="P9" draw:layer="layout" svg:x1="3.801cm" svg:y1="2.191cm" svg:x2="6.928cm" svg:y2="2.191cm">
          <text:p/>
        </draw:line>
        <draw:line draw:style-name="gr6" draw:text-style-name="P9" draw:layer="layout" svg:x1="0.7cm" svg:y1="2.3cm" svg:x2="1cm" svg:y2="2.5cm">
          <text:p/>
        </draw:line>
        <draw:line draw:style-name="gr6" draw:text-style-name="P9" draw:layer="layout" svg:x1="0.7cm" svg:y1="3.3cm" svg:x2="1cm" svg:y2="3.5cm">
          <text:p/>
        </draw:line>
        <draw:line draw:style-name="gr6" draw:text-style-name="P9" draw:layer="layout" svg:x1="1.3cm" svg:y1="3.7cm" svg:x2="2.3cm" svg:y2="3.7cm">
          <text:p/>
        </draw:line>
        <draw:custom-shape draw:style-name="gr3" draw:text-style-name="P6" draw:layer="layout" svg:width="0.398cm" svg:height="0.398cm" svg:x="3.858cm" svg:y="1.247cm">
          <text:p text:style-name="P5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398cm" svg:height="0.398cm" svg:x="4.426cm" svg:y="1.702cm">
          <text:p text:style-name="P5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398cm" svg:height="0.398cm" svg:x="3.858cm" svg:y="1.248cm">
          <text:p text:style-name="P5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398cm" svg:height="0.398cm" svg:x="5.734cm" svg:y="1.702cm">
          <text:p text:style-name="P5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398cm" svg:height="0.398cm" svg:x="6.302cm" svg:y="1.531cm">
          <text:p text:style-name="P5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9" draw:layer="layout" svg:x1="4.157cm" svg:y1="1.6cm" svg:x2="4.457cm" svg:y2="1.8cm">
          <text:p/>
        </draw:line>
        <draw:line draw:style-name="gr6" draw:text-style-name="P9" draw:layer="layout" svg:x1="4.757cm" svg:y1="2cm" svg:x2="5.757cm" svg:y2="2cm">
          <text:p/>
        </draw:line>
        <draw:line draw:style-name="gr6" draw:text-style-name="P9" draw:layer="layout" svg:x1="6.3cm" svg:y1="1.7cm" svg:x2="6.1cm" svg:y2="1.9cm">
          <text:p/>
        </draw:line>
        <draw:custom-shape draw:style-name="gr3" draw:text-style-name="P6" draw:layer="layout" svg:width="0.398cm" svg:height="0.398cm" svg:x="3.958cm" svg:y="2.4cm">
          <text:p text:style-name="P5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398cm" svg:height="0.398cm" svg:x="4.526cm" svg:y="2.855cm">
          <text:p text:style-name="P5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398cm" svg:height="0.398cm" svg:x="3.958cm" svg:y="2.401cm">
          <text:p text:style-name="P5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398cm" svg:height="0.398cm" svg:x="5.834cm" svg:y="2.855cm">
          <text:p text:style-name="P5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398cm" svg:height="0.398cm" svg:x="6.402cm" svg:y="2.684cm">
          <text:p text:style-name="P5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9" draw:layer="layout" svg:x1="4.257cm" svg:y1="2.753cm" svg:x2="4.557cm" svg:y2="2.953cm">
          <text:p/>
        </draw:line>
        <draw:line draw:style-name="gr6" draw:text-style-name="P9" draw:layer="layout" svg:x1="4.857cm" svg:y1="3.153cm" svg:x2="5.857cm" svg:y2="3.153cm">
          <text:p/>
        </draw:line>
        <draw:line draw:style-name="gr6" draw:text-style-name="P9" draw:layer="layout" svg:x1="6.4cm" svg:y1="2.853cm" svg:x2="6.2cm" svg:y2="3.053cm">
          <text:p/>
        </draw:line>
        <draw:line draw:style-name="gr6" draw:text-style-name="P9" draw:layer="layout" svg:x1="4.3cm" svg:y1="2.5cm" svg:x2="6.4cm" svg:y2="2.8cm">
          <text:p/>
        </draw:line>
        <draw:custom-shape draw:style-name="gr4" draw:text-style-name="P8" draw:layer="layout" svg:width="0.4cm" svg:height="0.2cm" svg:x="0.6cm" svg:y="2.5cm">
          <text:p text:style-name="P7"><text:span text:style-name="T5">2º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8" draw:layer="layout" svg:width="0.4cm" svg:height="0.2cm" svg:x="1.9cm" svg:y="3.5cm">
          <text:p text:style-name="P7"><text:span text:style-name="T5">3º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8" draw:layer="layout" svg:width="0.4cm" svg:height="0.2cm" svg:x="6cm" svg:y="1.5cm">
          <text:p text:style-name="P7"><text:span text:style-name="T5">4º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7" draw:text-style-name="P11" draw:layer="layout" svg:x1="0.8cm" svg:y1="1.2cm" svg:x2="1cm" svg:y2="1.4cm">
          <text:p text:style-name="P10"><text:span text:style-name="T6">2</text:span></text:p>
        </draw:line>
        <draw:line draw:style-name="gr7" draw:text-style-name="P13" draw:layer="layout" svg:x1="0.8cm" svg:y1="1.2cm" svg:x2="2.3cm" svg:y2="1.5cm">
          <text:p text:style-name="P12"><text:span text:style-name="T7">6</text:span></text:p>
        </draw:line>
        <draw:line draw:style-name="gr7" draw:text-style-name="P13" draw:layer="layout" svg:x1="0.8cm" svg:y1="1.2cm" svg:x2="2.9cm" svg:y2="1.3cm">
          <text:p text:style-name="P12"><text:span text:style-name="T7">9</text:span></text:p>
        </draw:line>
        <draw:line draw:style-name="gr7" draw:text-style-name="P11" draw:layer="layout" svg:x1="1.3cm" svg:y1="2.5cm" svg:x2="2.3cm" svg:y2="2.5cm">
          <text:p text:style-name="P10"><text:span text:style-name="T6">4</text:span></text:p>
        </draw:line>
        <draw:line draw:style-name="gr7" draw:text-style-name="P13" draw:layer="layout" svg:x1="1.4cm" svg:y1="2.5cm" svg:x2="2.9cm" svg:y2="2.3cm">
          <text:p text:style-name="P12"><text:span text:style-name="T7">7</text:span></text:p>
        </draw:line>
        <draw:line draw:style-name="gr7" draw:text-style-name="P11" draw:layer="layout" svg:x1="2.5cm" svg:y1="3.4cm" svg:x2="2.9cm" svg:y2="3.3cm">
          <text:p text:style-name="P10"><text:span text:style-name="T6">2</text:span></text:p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cm" fo:page-height="4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9T18:53:31.847151362</meta:creation-date>
    <dc:date>2022-05-19T19:22:00.834736375</dc:date>
    <meta:editing-duration>PT23M30S</meta:editing-duration>
    <meta:editing-cycles>5</meta:editing-cycles>
    <meta:generator>LibreOffice/6.4.7.2$Linux_X86_64 LibreOffice_project/40$Build-2</meta:generator>
    <meta:document-statistic meta:object-count="52"/>
  </office:meta>
</office:document-meta>
</file>